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8258" officeooo:paragraph-rsid="00168258"/>
    </style:style>
    <style:style style:name="P2" style:family="paragraph" style:parent-style-name="Standard">
      <style:text-properties officeooo:rsid="00168258" officeooo:paragraph-rsid="00369039"/>
    </style:style>
    <style:style style:name="P3" style:family="paragraph" style:parent-style-name="Standard">
      <style:text-properties officeooo:rsid="00168258" officeooo:paragraph-rsid="00413dc9"/>
    </style:style>
    <style:style style:name="P4" style:family="paragraph" style:parent-style-name="Standard">
      <style:text-properties officeooo:rsid="00168258" officeooo:paragraph-rsid="00464c85"/>
    </style:style>
    <style:style style:name="P5" style:family="paragraph" style:parent-style-name="Standard">
      <style:text-properties officeooo:rsid="00168258" officeooo:paragraph-rsid="00492e71"/>
    </style:style>
    <style:style style:name="P6" style:family="paragraph" style:parent-style-name="Standard">
      <style:text-properties officeooo:rsid="002633cd" officeooo:paragraph-rsid="002633cd"/>
    </style:style>
    <style:style style:name="P7" style:family="paragraph" style:parent-style-name="Title">
      <style:paragraph-properties fo:text-align="start" style:justify-single-word="false"/>
      <style:text-properties officeooo:paragraph-rsid="0022d456"/>
    </style:style>
    <style:style style:name="P8" style:family="paragraph" style:parent-style-name="Standard" style:list-style-name="L1">
      <style:text-properties officeooo:rsid="00168258" officeooo:paragraph-rsid="00168258"/>
    </style:style>
    <style:style style:name="P9" style:family="paragraph" style:parent-style-name="Standard" style:list-style-name="L2">
      <style:text-properties officeooo:rsid="00168258" officeooo:paragraph-rsid="00168258"/>
    </style:style>
    <style:style style:name="P10" style:family="paragraph" style:parent-style-name="Standard" style:list-style-name="L3">
      <style:text-properties officeooo:rsid="00168258" officeooo:paragraph-rsid="00168258"/>
    </style:style>
    <style:style style:name="P11" style:family="paragraph" style:parent-style-name="Standard" style:list-style-name="L4">
      <style:text-properties officeooo:rsid="00168258" officeooo:paragraph-rsid="00168258"/>
    </style:style>
    <style:style style:name="P12" style:family="paragraph" style:parent-style-name="Standard" style:list-style-name="L3">
      <style:text-properties officeooo:rsid="001c0495" officeooo:paragraph-rsid="00168258"/>
    </style:style>
    <style:style style:name="P13" style:family="paragraph" style:parent-style-name="Standard" style:list-style-name="L4">
      <style:text-properties officeooo:rsid="00349901" officeooo:paragraph-rsid="00349901"/>
    </style:style>
    <style:style style:name="P14" style:family="paragraph" style:parent-style-name="Standard" style:list-style-name="L1">
      <style:paragraph-properties fo:margin-left="0.4925in" fo:margin-right="0in" fo:text-indent="-0.25in" style:auto-text-indent="false"/>
      <style:text-properties officeooo:rsid="00168258" officeooo:paragraph-rsid="00168258"/>
    </style:style>
    <style:style style:name="T1" style:family="text">
      <style:text-properties officeooo:rsid="001840ce"/>
    </style:style>
    <style:style style:name="T2" style:family="text">
      <style:text-properties officeooo:rsid="0018a97c"/>
    </style:style>
    <style:style style:name="T3" style:family="text">
      <style:text-properties officeooo:rsid="00198d6f"/>
    </style:style>
    <style:style style:name="T4" style:family="text">
      <style:text-properties officeooo:rsid="001a0f4d"/>
    </style:style>
    <style:style style:name="T5" style:family="text">
      <style:text-properties officeooo:rsid="001b8f82"/>
    </style:style>
    <style:style style:name="T6" style:family="text">
      <style:text-properties officeooo:rsid="001c0495"/>
    </style:style>
    <style:style style:name="T7" style:family="text">
      <style:text-properties officeooo:rsid="001da995"/>
    </style:style>
    <style:style style:name="T8" style:family="text">
      <style:text-properties officeooo:rsid="001ebebd"/>
    </style:style>
    <style:style style:name="T9" style:family="text">
      <style:text-properties officeooo:rsid="001efe5a"/>
    </style:style>
    <style:style style:name="T10" style:family="text">
      <style:text-properties officeooo:rsid="00207fe5"/>
    </style:style>
    <style:style style:name="T11" style:family="text">
      <style:text-properties officeooo:rsid="0020fe06"/>
    </style:style>
    <style:style style:name="T12" style:family="text">
      <style:text-properties officeooo:rsid="00215859"/>
    </style:style>
    <style:style style:name="T13" style:family="text">
      <style:text-properties officeooo:rsid="00275e87"/>
    </style:style>
    <style:style style:name="T14" style:family="text">
      <style:text-properties officeooo:rsid="002957fe"/>
    </style:style>
    <style:style style:name="T15" style:family="text">
      <style:text-properties officeooo:rsid="002d04a0"/>
    </style:style>
    <style:style style:name="T16" style:family="text">
      <style:text-properties officeooo:rsid="002daa15"/>
    </style:style>
    <style:style style:name="T17" style:family="text">
      <style:text-properties officeooo:rsid="0030f3f0"/>
    </style:style>
    <style:style style:name="T18" style:family="text">
      <style:text-properties officeooo:rsid="00324ebf"/>
    </style:style>
    <style:style style:name="T19" style:family="text">
      <style:text-properties officeooo:rsid="00340e35"/>
    </style:style>
    <style:style style:name="T20" style:family="text">
      <style:text-properties officeooo:rsid="00369039"/>
    </style:style>
    <style:style style:name="T21" style:family="text">
      <style:text-properties style:text-position="super 58%" officeooo:rsid="00369039"/>
    </style:style>
    <style:style style:name="T22" style:family="text">
      <style:text-properties officeooo:rsid="003b447a"/>
    </style:style>
    <style:style style:name="T23" style:family="text">
      <style:text-properties officeooo:rsid="003c943a"/>
    </style:style>
    <style:style style:name="T24" style:family="text">
      <style:text-properties officeooo:rsid="00413dc9"/>
    </style:style>
    <style:style style:name="T25" style:family="text">
      <style:text-properties officeooo:rsid="004163cc"/>
    </style:style>
    <style:style style:name="T26" style:family="text">
      <style:text-properties officeooo:rsid="0041a6ee"/>
    </style:style>
    <style:style style:name="T27" style:family="text">
      <style:text-properties officeooo:rsid="00426c80"/>
    </style:style>
    <style:style style:name="T28" style:family="text">
      <style:text-properties officeooo:rsid="00453ae0"/>
    </style:style>
    <style:style style:name="T29" style:family="text">
      <style:text-properties officeooo:rsid="00464c85"/>
    </style:style>
    <style:style style:name="T30" style:family="text">
      <style:text-properties officeooo:rsid="00483d6d"/>
    </style:style>
    <style:style style:name="T31" style:family="text">
      <style:text-properties fo:font-style="italic" style:font-style-asian="italic" style:font-style-complex="italic"/>
    </style:style>
    <style:style style:name="T32" style:family="text">
      <style:text-properties officeooo:rsid="004b1dff"/>
    </style:style>
    <style:style style:name="T33" style:family="text">
      <style:text-properties officeooo:rsid="004dd1e6"/>
    </style:style>
    <style:style style:name="T34" style:family="text">
      <style:text-properties officeooo:rsid="004ff9f5"/>
    </style:style>
    <style:style style:name="T35" style:family="text">
      <style:text-properties officeooo:rsid="005000d8"/>
    </style:style>
    <style:style style:name="T36" style:family="text">
      <style:text-properties officeooo:rsid="0051e471"/>
    </style:style>
    <style:style style:name="T37" style:family="text">
      <style:text-properties officeooo:rsid="00537bda"/>
    </style:style>
    <style:style style:name="T38" style:family="text">
      <style:text-properties officeooo:rsid="0054e6c3"/>
    </style:style>
    <style:style style:name="T39" style:family="text">
      <style:text-properties officeooo:rsid="005666ad"/>
    </style:style>
    <style:style style:name="T40" style:family="text">
      <style:text-properties officeooo:rsid="00583d0b"/>
    </style:style>
    <style:style style:name="T41" style:family="text">
      <style:text-properties officeooo:rsid="0059cf7a"/>
    </style:style>
    <style:style style:name="T42" style:family="text">
      <style:text-properties officeooo:rsid="005a26ca"/>
    </style:style>
    <style:style style:name="T43" style:family="text">
      <style:text-properties officeooo:rsid="005b9183"/>
    </style:style>
    <style:style style:name="T44" style:family="text">
      <style:text-properties officeooo:rsid="005e6938"/>
    </style:style>
    <style:style style:name="T45" style:family="text">
      <style:text-properties officeooo:rsid="005e8c0b"/>
    </style:style>
    <style:style style:name="T46" style:family="text">
      <style:text-properties officeooo:rsid="005ec982"/>
    </style:style>
    <style:style style:name="T47" style:family="text">
      <style:text-properties officeooo:rsid="006092c6"/>
    </style:style>
    <style:style style:name="T48" style:family="text">
      <style:text-properties officeooo:rsid="00622904"/>
    </style:style>
    <style:style style:name="T49" style:family="text">
      <style:text-properties officeooo:rsid="00649c76"/>
    </style:style>
    <style:style style:name="T50" style:family="text">
      <style:text-properties officeooo:rsid="0064a1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lentLink evolution</text:p>
      <text:p text:style-name="P6">by Maciej Hryniszak</text:p>
      <text:p text:style-name="P1"/>
      <text:p text:style-name="Heading">Table of contents</text:p>
      <text:list xml:id="list8456054868482923843" text:style-name="L1">
        <text:list-item>
          <text:p text:style-name="P14">Current state</text:p>
        </text:list-item>
        <text:list-item>
          <text:p text:style-name="P8">Proposed changes to architecture, processes and work <text:span text:style-name="T15">hygiene</text:span></text:p>
        </text:list-item>
        <text:list-item>
          <text:p text:style-name="P8">What does the future hold for us?</text:p>
        </text:list-item>
      </text:list>
      <text:p text:style-name="P1"/>
      <text:p text:style-name="P1"/>
      <text:h text:style-name="Heading_20_3" text:outline-level="3">1. Current state</text:h>
      <text:p text:style-name="P1">TalentLink is a great product. There <text:span text:style-name="T24">i</text:span>s no question about it. It <text:span text:style-name="T25">i</text:span>s used by hundreds of thousands of users every day and is the leading platform for talent acquisition. It is truly a privilege to work with it and to be responsible for its future.</text:p>
      <text:p text:style-name="P1"/>
      <text:p text:style-name="P1">Over the course of many years we <text:span text:style-name="T24">ha</text:span>ve had a number of companies working on the product and a number of people trying to make it even better. The results of those actions are very interesting to observe and include things like utilization of many different components (some very outdated) to do the same thing. A good example here would be the search components but we <text:span text:style-name="T26">wi</text:span>ll get to the details later down in this document.</text:p>
      <text:p text:style-name="P1"/>
      <text:p text:style-name="P1">With the changes in ownership a number of interesting properties have emerged that can now be easily identified:</text:p>
      <text:p text:style-name="P1"/>
      <text:list xml:id="list8530904970688928282" text:style-name="L2">
        <text:list-item>
          <text:p text:style-name="P9">it <text:span text:style-name="T27">i</text:span>s a common believe that TalentLink is a technologically challeng<text:span text:style-name="T27">ing</text:span> product</text:p>
        </text:list-item>
        <text:list-item>
          <text:p text:style-name="P9">many of the challenges have been identified and solutions are well known but <text:span text:style-name="T16">are believed to be difficult therefore they are </text:span>not yet implemented</text:p>
        </text:list-item>
        <text:list-item>
          <text:p text:style-name="P9">a <text:span text:style-name="T13">number</text:span> of technological projects have failed over the last 3 years causing huge losses in both internal quality of the product as well as stability and overall use experience</text:p>
        </text:list-item>
      </text:list>
      <text:p text:style-name="P1"/>
      <text:p text:style-name="P4">For example it is a common belief that the view technology that <text:span text:style-name="T28">has</text:span> been used to bootstrap TalentLink in the first place is a problem that needs to be addressed. That being probably true what is <text:span text:style-name="T13">debatable</text:span> is how to approach this change to get the desired result, which <text:span text:style-name="T29">are</text:span> a modern, easy to evolve component with lots of <text:span text:style-name="T23">capacity</text:span> for new features. We <text:span text:style-name="T29">a</text:span>re obviously talking here about ColdFusion. The success of recent attempt to remove it based on a 1:1 rewrite is quite uncertain and is yet to be determined by the ease of development and reduced maintenance costs. What is known so far is that it already did cost a lot of money without explicit and immediate benefits like improved performance, easier deployment (quite the opposite, actually) or stability. It has however been a project that allowed us to reverse <text:span text:style-name="T1">engineer</text:span> the logic behind the current implementation and to put together the much needed documentation. In this aspect it has been a huge success.</text:p>
      <text:p text:style-name="P1"/>
      <text:p text:style-name="P1">Another part of the recent activities was the extraction and rewrite of ad-hoc reporting into a separate subsystem. However immature, this project is a shiny beacon of hope for a more <text:span text:style-name="T17">conscious</text:span> <text:span text:style-name="T17">regime</text:span> where boundaries of concerns are drawn very clearly and are easy to understand by everybody.</text:p>
      <text:p text:style-name="P1"/>
      <text:p text:style-name="P1">One part, that in my <text:span text:style-name="T1">professional</text:span> opinion has not be the best possible choice for architectural evolution, was the inclusion of talent management suite straight into the existing product. As <text:soft-page-break/>already mentioned in regard to reporting it is a lot easier to manage and evolve solutions that are separated and <text:span text:style-name="T1">unplug-able</text:span> at any given time.</text:p>
      <text:p text:style-name="P1"/>
      <text:p text:style-name="P1">With the release of 15.0 another property has been formed that poses an <text:span text:style-name="T2">inconvenience</text:span> in future development of the product without key people: the leave of those key, <text:span text:style-name="T2">indispensable</text:span> <text:span text:style-name="T30">individuals</text:span>. Now with the introduction of several new technologies into the stack it is going to be challenging to get them to be properly assimilated into the overall landscape, including problem solving, scalability, configuration and <text:span text:style-name="T31">fire fighting</text:span>. Th<text:span text:style-name="T18">is</text:span> concern goes hand in hand with the "one product to rule them all" approach that has been cultivated over a decade of development and is now under review.</text:p>
      <text:p text:style-name="P1"/>
      <text:p text:style-name="P1">On the current architectural roadmap we can find a number of projects, most of them very important. Things like clustered sessions and <text:span text:style-name="T3">incorporation</text:span> of centralized logging will certainly help us provide better service to our customers by easier live upgrades, better scaling capabilities and easier monitoring of problems in production. Obviously some of those projects are pretty big and require development resources to become a reality. The struggle for resources between technical and <text:span text:style-name="T3">business-related</text:span> development has been an all-time biggest concern of the technical team. It is firmly believed that if no time is going to be devoted strictly to the implementation of those tasks nothing will happen and the platform will in fact degrade to the point of self-destruction.</text:p>
      <text:p text:style-name="P1"/>
      <text:p text:style-name="P5">If we look at all those stories, both successful and those that are yet to prove valuable for our product there is just one thing they all have in common: all of them have been designed up front, coded in one release and deployed without proper validation - to all customers at once. And all of them have been big one-off projects set out to be either a failure or a success from day one. No room for improvement has been built in into the process and what has been designed one way or another would be the product of long working hours regardless of the actual value. This is not a unique property of our product or company but a sign of <text:span text:style-name="T31">waterfall</text:span> development process (in the classical sense) which has been broadly acknowledged to be sub-efficient in the ever changing world of software development.</text:p>
      <text:p text:style-name="P1"/>
      <text:p text:style-name="P1">To be fair we need to ackno<text:span text:style-name="T14">w</text:span>ledge the bits of countermeasures that have been undertaken, to make the most of what we currently have. For example the deployment to a less populated datacenter as a test-drive of new release and based on that experience the deployment of the new version to the more <text:span text:style-name="T19">densely</text:span> used ones. <text:span text:style-name="T32">Unfortunately t</text:span>hat created the illusion of safety, an invalid validation point that is used as an assurance that everything will be working just fine. However, as studies have shown, the differences in both hardware, user profile and usage scenarios make the use of such deployment scenario more a danger to itself than a test.</text:p>
      <text:p text:style-name="P1"/>
      <text:p text:style-name="P1">On top of all the points there are barriers like insufficient deployment automation, insufficient testing automation, lack of technical knowledge in many areas and a common misconception that we are all doomed because TalentLink is <text:span text:style-name="T33">this big,</text:span> hard beast nobody can grasp.</text:p>
      <text:p text:style-name="P1"/>
      <text:h text:style-name="Heading_20_3" text:outline-level="3">2. Proposed changes to architecture, processes and work <text:span text:style-name="T4">hygiene</text:span></text:h>
      <text:p text:style-name="P1">I <text:span text:style-name="T34">woul</text:span>d like to start with one small, very simple and uniquely <text:span text:style-name="T4">applicable</text:span> change to discard all long-running projects. All of them. In the world of agile it is great to have a vision of what we <text:span text:style-name="T35">a</text:span>re trying to achieve but it is equally if not even more important to have the <text:span text:style-name="T4">strength</text:span> to <text:span text:style-name="T4">accommodate</text:span> changes. After all, all things are in a constant state of flux. The only constant in life is change.</text:p>
      <text:p text:style-name="P1"/>
      <text:p text:style-name="P1">To achieve that, vision of the final state not <text:span text:style-name="T4">withstanding</text:span>, it would be much easier, faster and probably also cheaper to get a lot of small, incremental steps completed with the possibility to incorporate lessons learned from previous steps rather than to learn after 6 months of development <text:soft-page-break/>that the project is going to take substantially more time than anticipated not to mention wouldn't bring us all the benefits we hoped for in terms both features and development speed. Such a long running, pre-assumed and pre-defined process lowers the overall possibility to recover from bad or misguided decisions. A shorter, more <text:span text:style-name="T5">conscious</text:span> and involved process of defining requirements based on current state, incorporation of changes as we go (global vision not withstanding) and a <text:span text:style-name="T5">professional</text:span> day-to-day attitude combined with a periodical sense of accomplishment gives in my opinion a much more focused, self-healing and <text:span text:style-name="T5">business-aware</text:span> environment to work in. Speaking from experience there are projects that will probably take years to complete but the fruits of their progress can be harvested a lot <text:span text:style-name="T5">sooner, before they are concluded</text:span>.</text:p>
      <text:p text:style-name="P1"/>
      <text:p text:style-name="P1">Here are some simple case studies to illustrate the idea in a more real-life context.</text:p>
      <text:p text:style-name="P1"/>
      <text:p text:style-name="P1">- The K2/Burning glass search engines. Both of search engines are veterans in their field. They have been on the market for so long <text:span text:style-name="T36">that </text:span>the original creators have discontinued any future <text:span text:style-name="T6">development</text:span> and support leaving us in a very uncomfortable position. The rewrite of any of the solutions to use a more modern tool is about as realistic as rewriting <text:span text:style-name="T37">the </text:span>TalentLink from scratch - and about as dangerous too. To help facilitate the future sunset and in result dismissal of those components the following process is proposed:</text:p>
      <text:p text:style-name="P1"/>
      <text:list xml:id="list5779820054782871930" text:style-name="L3">
        <text:list-item>
          <text:p text:style-name="P12">review of the search capabilities, both current and possible new approaches</text:p>
        </text:list-item>
        <text:list-item>
          <text:p text:style-name="P10"><text:span text:style-name="T6">assessment</text:span> of the available substitute technologies</text:p>
        </text:list-item>
        <text:list-item>
          <text:p text:style-name="P10">selection of very few key concepts that could potentially be given away in a form of beta-quality features to a very carefully selected group of customers</text:p>
        </text:list-item>
        <text:list-item>
          <text:p text:style-name="P10">after feedback from those customers implementation of missing features and, if needed, further optimization and code cleanup to keep the solution fit for future development</text:p>
        </text:list-item>
        <text:list-item>
          <text:p text:style-name="P10"><text:span text:style-name="T6">e</text:span>xpansion to more clients with incorporation of feedback</text:p>
        </text:list-item>
        <text:list-item>
          <text:p text:style-name="P10">stabilization</text:p>
        </text:list-item>
        <text:list-item>
          <text:p text:style-name="P10">sunset of legacy solutions</text:p>
        </text:list-item>
      </text:list>
      <text:p text:style-name="P1"/>
      <text:p text:style-name="P1">This process is used by a lot of companies not only to replace existing technologies but to roll out all <text:span text:style-name="T38">new </text:span>features. <text:span text:style-name="T39">I</text:span>t is <text:span text:style-name="T39">the customer's</text:span> <text:span text:style-name="T39">perception</text:span> <text:span text:style-name="T39">of a feature</text:span> that distinguishes a good service provider from a <text:span text:style-name="T7">mediocre</text:span> one.</text:p>
      <text:p text:style-name="P1"/>
      <text:p text:style-name="P1">- Modularization. Over the decade of development many parts of the system have been purposefully merged together to form this giant hard to manage <text:span text:style-name="T7">monolith.</text:span> At the same time the <text:span text:style-name="T9">monolith</text:span> has been identified <text:span text:style-name="T40">a strong mental attitude has been formed</text:span> that it is next to impossible to split things apart. This is again a question of scale. Extracting simple, small services having single, properly identified responsibilities will not only allow us to encapsulate those concerns in smaller more manageable pieces but also will make it at all possible to think of our platform as a true <text:span text:style-name="T8">software</text:span> as a service where parts get deployed as they become stable. The process in this case would look as follows:</text:p>
      <text:p text:style-name="P1"/>
      <text:list xml:id="list4894151187625757585" text:style-name="L4">
        <text:list-item>
          <text:p text:style-name="P11">create a new project (as in a deployable artifact) with all the required infrastructure - this is only a challenge once because the idea behind microservices is that they all share the same pattern for both deployment and monitoring leaving enough space to do the actual features</text:p>
        </text:list-item>
        <text:list-item>
          <text:p text:style-name="P11">refactor the concern out of the main application</text:p>
        </text:list-item>
        <text:list-item>
          <text:p text:style-name="P11">based on the pre-existing usage patterns define interfaces to <text:span text:style-name="T8">inter-operate</text:span> with the extracted service</text:p>
        </text:list-item>
        <text:list-item>
          <text:p text:style-name="P11">deploy to test/pre-prod/production without changing the underlying functionality for a limited set of users to gather statistics and stability feedback - at this point it <text:span text:style-name="T49">woul</text:span>d be desirable to have the opportunity to switch between the old and new <text:span text:style-name="T8">implementation</text:span> in runtime</text:p>
        </text:list-item>
        <text:list-item>
          <text:p text:style-name="P11"><text:soft-page-break/>fix bugs, optimize, determine scaling properties and act upon them</text:p>
        </text:list-item>
        <text:list-item>
          <text:p text:style-name="P13">deploy to <text:s/>more users</text:p>
        </text:list-item>
        <text:list-item>
          <text:p text:style-name="P11">sunset of legacy solution</text:p>
        </text:list-item>
      </text:list>
      <text:p text:style-name="P1"/>
      <text:p text:style-name="P1">- Clustered sessions. The concept behind this feature is to be able to do hot-deployments of both new versions of the system as well as additional hardware and to recover more gracefully from single-node failures. As a concept in its own right it is a very broadly recognized and positive property of a SaaS system. It is however very hard to asses all the moving parts, including but not limited to, infrastructure. Basically in a system of this magnitude it is impossible to predict the impact <text:span text:style-name="T41">such change will bring</text:span>. What can be done is <text:span text:style-name="T42">to </text:span>limit <text:span text:style-name="T42">the field</text:span> of potential issues to a few <text:span text:style-name="T43">customers</text:span>, maybe even just one internal <text:span text:style-name="T43">one </text:span>before infecting everyone else. Thanks to the fact that we already have customers on separate database <text:span text:style-name="T10">schemas</text:span> it is very easy to upgrade <text:span text:style-name="T44">them</text:span> selectively. What remains is the creation of a simple mechanism to route users to the proper servers handling the requests but that is no rocket science to begin with.</text:p>
      <text:p text:style-name="P1">The process would be essentially the same as with modularization as it involves infrastructure <text:span text:style-name="T11">assessment</text:span> and validation in real life conditions.</text:p>
      <text:p text:style-name="P1"/>
      <text:p text:style-name="P3">- JBoss/Java upgrade. It is common knowledge that upgrades of key building blocks of the system is a difficult task. It <text:span text:style-name="T50">i</text:span>s even more difficult when performed very seldom with no regularity in mind. In this case there are 2 possible, but not equally acceptable, ways we can proceed: we do the <text:span text:style-name="T31">big bang</text:span> updates, all at once, no room for failure kind of way, or incremental, more geared towards actual pace of the development of those components. I <text:span text:style-name="T45">a</text:span>m personally in favor of doing small, periodical, incremental updates of those key building blocks to avoid cross-concern issues. If there are parts of the system required to be updated we can proceed like with the K2/BGS case.</text:p>
      <text:p text:style-name="P1"/>
      <text:p text:style-name="P1">To bottom line the concept: focus on small, deliverable, comprehensive and sound blocks respecting feedback from the clients, monitoring (both quality as well as performance) and development experience eliminating any new and existing bottlenecks one by one. Key factor in making this a reality is the concept of splitting work into manageable chunks, for example 5-mandays each, that can be documented, implemented and tested by an individual in the <text:span text:style-name="T46">R&amp;</text:span>D department giving <text:span text:style-name="T47">them</text:span> a sense of success, <text:span text:style-name="T12">fulfillment</text:span> and satisfaction from helping users be more productive. I expect the progress to be evaluated on an on-going basis and acted upon accordingly.</text:p>
      <text:p text:style-name="P1"/>
      <text:h text:style-name="Heading_20_3" text:outline-level="3">3. What does the future hold for us?</text:h>
      <text:p text:style-name="P2">It is my dream to see TalentLink's platform one day as a very lean and agile foundation for many developers building great features for customers to make them productive in their respective fields of interest. To get there we have to work very hard on cleaning up leftovers from previous eras. The unification of components (where appropriate) and keeping up with the pace the technical world evolves around us is a key part of the responsibilities of a team taking care of the <text:span text:style-name="T48">P</text:span>latform. <text:span text:style-name="T48">The Platform</text:span> is indeed a product on its own. A product with dozens, maybe even hundreds of users. Therefore the plan is to act in small increments on the identified areas for improvement (component unification, upgrade and assimilation of new technologies as they become available). <text:span text:style-name="T20">The final step towards clearing out the <text:s/>technical depth and simplifying technology stack will be a Spring-based microservices-oriented architecture with polygamous view technology, a well-defined set of RESTful services for development of our frontend solutions and SOAP services for integration with 3</text:span><text:span text:style-name="T21">rd</text:span><text:span text:style-name="T20"> party systems. It will allow us to shed the burden of sticking to one application server, keep up with fixes for those base technologies as they are released and maintain a properly structured codebase easy to replace with new solutions in case parts of it becomes obsolete. </text:span></text:p>
      <text:p text:style-name="P2"/>
      <text:p text:style-name="P2">I hope to restore faith <text:span text:style-name="T22">in </text:span>that <text:span text:style-name="T22">the </text:span>TalentLink can once again be a pleasure to work wit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ciej Hryniszak</meta:initial-creator>
    <meta:creation-date>2015-03-12T02:42:13.809235101</meta:creation-date>
    <dc:date>2015-03-16T00:22:25.724735463</dc:date>
    <dc:creator>Maciej Hryniszak</dc:creator>
    <meta:editing-duration>PT4H41M32S</meta:editing-duration>
    <meta:editing-cycles>86</meta:editing-cycles>
    <meta:generator>LibreOffice/4.2.7.2$Linux_X86_64 LibreOffice_project/420m0$Build-2</meta:generator>
    <meta:document-statistic meta:table-count="0" meta:image-count="0" meta:object-count="0" meta:page-count="4" meta:paragraph-count="49" meta:word-count="2419" meta:character-count="14449" meta:non-whitespace-character-count="12096"/>
  </office:meta>
</office:document-meta>
</file>